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Cantarell" svg:font-family="Cantarel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ntarell1" svg:font-family="Cantarel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50%" fo:text-align="justify" style:justify-single-word="false"/>
      <style:text-properties style:font-name="Arial" fo:font-size="12pt" officeooo:rsid="000369b6" officeooo:paragraph-rsid="000369b6"/>
    </style:style>
    <style:style style:name="P2" style:family="paragraph" style:parent-style-name="Standard">
      <style:paragraph-properties fo:margin-top="0cm" fo:margin-bottom="0cm" loext:contextual-spacing="false" fo:line-height="150%" fo:text-align="justify" style:justify-single-word="false"/>
      <style:text-properties style:font-name="Arial" fo:font-size="12pt" officeooo:rsid="0003b972" officeooo:paragraph-rsid="0003b972"/>
    </style:style>
    <style:style style:name="P3" style:family="paragraph" style:parent-style-name="Standard">
      <style:paragraph-properties fo:margin-top="0cm" fo:margin-bottom="0cm" loext:contextual-spacing="false" fo:line-height="150%" fo:text-align="center" style:justify-single-word="false"/>
      <style:text-properties fo:font-variant="normal" fo:text-transform="none" fo:color="#252525" style:font-name="Arial" fo:font-size="14pt" fo:letter-spacing="normal" fo:font-style="normal" fo:font-weight="normal" officeooo:rsid="0000f578" officeooo:paragraph-rsid="0000f578" style:font-size-asian="14pt" style:font-style-asian="normal" style:font-weight-asian="normal" style:font-size-complex="14pt" style:font-style-complex="normal" style:font-weight-complex="normal"/>
    </style:style>
    <style:style style:name="P4" style:family="paragraph" style:parent-style-name="Standard">
      <style:paragraph-properties fo:margin-top="0cm" fo:margin-bottom="0cm" loext:contextual-spacing="false" fo:line-height="150%" fo:text-align="justify" style:justify-single-word="false"/>
      <style:text-properties fo:font-variant="normal" fo:text-transform="none" fo:color="#252525" style:font-name="Arial" fo:font-size="12pt" fo:letter-spacing="normal" fo:font-style="normal" fo:font-weight="normal" officeooo:rsid="0000f578" officeooo:paragraph-rsid="0000f578" style:font-size-asian="10.5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loext:contextual-spacing="false" fo:line-height="150%" fo:text-align="justify" style:justify-single-word="false"/>
      <style:text-properties fo:font-variant="normal" fo:text-transform="none" fo:color="#252525" style:font-name="Arial" fo:font-size="12pt" fo:letter-spacing="normal" fo:font-style="normal" fo:font-weight="normal" officeooo:rsid="0002a382" officeooo:paragraph-rsid="0000f578" style:font-style-asian="normal" style:font-weight-asian="normal" style:font-style-complex="normal" style:font-weight-complex="normal"/>
    </style:style>
    <style:style style:name="P6" style:family="paragraph" style:parent-style-name="Standard">
      <style:paragraph-properties fo:margin-top="0cm" fo:margin-bottom="0cm" loext:contextual-spacing="false" fo:line-height="150%" fo:text-align="justify" style:justify-single-word="false"/>
      <style:text-properties fo:font-variant="normal" fo:text-transform="none" fo:color="#252525" style:font-name="Arial" fo:font-size="12pt" fo:letter-spacing="normal" fo:font-style="normal" fo:font-weight="normal" officeooo:rsid="000369b6" officeooo:paragraph-rsid="000369b6" style:font-style-asian="normal" style:font-weight-asian="normal" style:font-style-complex="normal" style:font-weight-complex="normal"/>
    </style:style>
    <style:style style:name="P7" style:family="paragraph" style:parent-style-name="Standard">
      <style:paragraph-properties fo:margin-top="0cm" fo:margin-bottom="0cm" loext:contextual-spacing="false" fo:line-height="150%" fo:text-align="justify" style:justify-single-word="false"/>
      <style:text-properties fo:font-variant="normal" fo:text-transform="none" fo:color="#252525" style:font-name="Arial" fo:font-size="12pt" fo:letter-spacing="normal" fo:font-style="normal" fo:font-weight="normal" officeooo:rsid="00062859" officeooo:paragraph-rsid="0003b972" style:font-style-asian="normal" style:font-weight-asian="normal" style:font-style-complex="normal" style:font-weight-complex="normal"/>
    </style:style>
    <style:style style:name="P8" style:family="paragraph" style:parent-style-name="Standard">
      <style:paragraph-properties fo:margin-top="0cm" fo:margin-bottom="0cm" loext:contextual-spacing="false" fo:line-height="150%" fo:text-align="center" style:justify-single-word="false"/>
      <style:text-properties fo:font-variant="normal" fo:text-transform="none" fo:color="#252525" style:font-name="Arial" fo:font-size="10.5pt" fo:letter-spacing="normal" fo:font-style="normal" fo:font-weight="normal" officeooo:rsid="0000f578" officeooo:paragraph-rsid="0000f578" style:font-size-asian="14pt" style:font-style-asian="normal" style:font-weight-asian="normal" style:font-size-complex="14pt" style:font-style-complex="normal" style:font-weight-complex="normal"/>
    </style:style>
    <style:style style:name="P9" style:family="paragraph" style:parent-style-name="Standard">
      <style:text-properties officeooo:paragraph-rsid="0007c471"/>
    </style:style>
    <style:style style:name="P10" style:family="paragraph" style:parent-style-name="Standard">
      <style:text-properties officeooo:rsid="000d3c5f" officeooo:paragraph-rsid="000d3c5f"/>
    </style:style>
    <style:style style:name="P11" style:family="paragraph" style:parent-style-name="Standard">
      <style:text-properties officeooo:rsid="0012a735" officeooo:paragraph-rsid="0012a735"/>
    </style:style>
    <style:style style:name="P12" style:family="paragraph" style:parent-style-name="Title">
      <style:text-properties style:font-name="Arial" fo:font-weight="bold" style:font-weight-asian="bold" style:font-weight-complex="bold"/>
    </style:style>
    <style:style style:name="P13" style:family="paragraph" style:parent-style-name="Standard">
      <style:text-properties officeooo:rsid="0016d6f1" officeooo:paragraph-rsid="0016d6f1"/>
    </style:style>
    <style:style style:name="P14" style:family="paragraph" style:parent-style-name="Standard" style:list-style-name="L1">
      <style:text-properties officeooo:rsid="001973a3" officeooo:paragraph-rsid="001973a3"/>
    </style:style>
    <style:style style:name="P15" style:family="paragraph" style:parent-style-name="Standard">
      <style:text-properties officeooo:rsid="001973a3" officeooo:paragraph-rsid="001973a3"/>
    </style:style>
    <style:style style:name="P16" style:family="paragraph" style:parent-style-name="Standard">
      <style:text-properties officeooo:rsid="001b58d8" officeooo:paragraph-rsid="001b58d8"/>
    </style:style>
    <style:style style:name="P17" style:family="paragraph" style:parent-style-name="Standard" style:list-style-name="L3">
      <style:text-properties officeooo:rsid="001b58d8" officeooo:paragraph-rsid="001b58d8"/>
    </style:style>
    <style:style style:name="P18" style:family="paragraph" style:parent-style-name="Text_20_body" style:list-style-name="L2">
      <style:text-properties style:font-name="Arial" fo:font-size="14pt" officeooo:rsid="001973a3" officeooo:paragraph-rsid="001973a3" style:font-size-asian="12.25pt" style:font-size-complex="14pt"/>
    </style:style>
    <style:style style:name="P19" style:family="paragraph" style:parent-style-name="Text_20_body" style:list-style-name="L2">
      <style:text-properties style:font-name="Arial" fo:font-size="14pt" officeooo:rsid="001a69ff" officeooo:paragraph-rsid="001a69ff" style:font-size-asian="12.25pt" style:font-size-complex="14pt"/>
    </style:style>
    <style:style style:name="P20" style:family="paragraph" style:parent-style-name="Text_20_body" style:list-style-name="L2">
      <style:text-properties style:font-name="Arial" fo:font-size="14pt" officeooo:rsid="001b58d8" officeooo:paragraph-rsid="001b58d8" style:font-size-asian="12.25pt" style:font-size-complex="14pt"/>
    </style:style>
    <style:style style:name="P21" style:family="paragraph" style:parent-style-name="Text_20_body">
      <style:text-properties style:font-name="Arial" fo:font-size="14pt" officeooo:rsid="001b58d8" officeooo:paragraph-rsid="001b58d8" style:font-size-asian="12.25pt" style:font-size-complex="14pt"/>
    </style:style>
    <style:style style:name="P22" style:family="paragraph" style:parent-style-name="Text_20_body">
      <style:text-properties officeooo:paragraph-rsid="001b58d8"/>
    </style:style>
    <style:style style:name="P23" style:family="paragraph" style:parent-style-name="Text_20_body" style:list-style-name="">
      <loext:graphic-properties draw:fill="none"/>
      <style:paragraph-properties fo:margin-left="0cm" fo:margin-right="0cm" fo:margin-top="0.353cm" fo:margin-bottom="0.212cm" loext:contextual-spacing="false" fo:line-height="150%" fo:text-align="justify" style:justify-single-word="false" fo:text-indent="0cm" style:auto-text-indent="false"/>
      <style:text-properties officeooo:paragraph-rsid="001792f1"/>
    </style:style>
    <style:style style:name="P24" style:family="paragraph" style:parent-style-name="Text_20_body" style:list-style-name="">
      <loext:graphic-properties draw:fill="none"/>
      <style:paragraph-properties fo:margin-left="0cm" fo:margin-right="0cm" fo:margin-top="0.353cm" fo:margin-bottom="0.212cm" loext:contextual-spacing="false" fo:line-height="150%" fo:text-align="justify" style:justify-single-word="false" fo:text-indent="0cm" style:auto-text-indent="false"/>
      <style:text-properties officeooo:rsid="001973a3" officeooo:paragraph-rsid="001973a3"/>
    </style:style>
    <style:style style:name="P25" style:family="paragraph" style:parent-style-name="Heading_20_1">
      <style:text-properties officeooo:rsid="000b9b31" officeooo:paragraph-rsid="000b9b31"/>
    </style:style>
    <style:style style:name="P26" style:family="paragraph" style:parent-style-name="Heading_20_1">
      <style:text-properties officeooo:rsid="0007c471" officeooo:paragraph-rsid="0007c471"/>
    </style:style>
    <style:style style:name="P27" style:family="paragraph" style:parent-style-name="Heading_20_1">
      <style:text-properties officeooo:rsid="0014ec5c" officeooo:paragraph-rsid="0014ec5c"/>
    </style:style>
    <style:style style:name="P28" style:family="paragraph" style:parent-style-name="Heading_20_1">
      <style:text-properties officeooo:rsid="00062859" officeooo:paragraph-rsid="00062859"/>
    </style:style>
    <style:style style:name="P29" style:family="paragraph" style:parent-style-name="Heading_20_1">
      <style:text-properties officeooo:rsid="001b58d8" officeooo:paragraph-rsid="001b58d8"/>
    </style:style>
    <style:style style:name="P30" style:family="paragraph" style:parent-style-name="Heading_20_2" style:master-page-name="">
      <loext:graphic-properties draw:fill="none"/>
      <style:paragraph-properties fo:margin-left="0cm" fo:margin-right="0cm" fo:margin-top="0.353cm" fo:margin-bottom="0.212cm" loext:contextual-spacing="false" fo:line-height="150%" fo:text-align="justify" style:justify-single-word="false" fo:text-indent="0cm" style:auto-text-indent="false" style:page-number="auto" fo:keep-with-next="always"/>
    </style:style>
    <style:style style:name="P31" style:family="paragraph" style:parent-style-name="Table_20_Contents">
      <style:text-properties officeooo:rsid="001b58d8" officeooo:paragraph-rsid="001b58d8"/>
    </style:style>
    <style:style style:name="T1"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252525" fo:letter-spacing="normal" fo:font-style="normal" fo:font-weight="normal" officeooo:rsid="0000f578" style:font-style-asian="normal" style:font-weight-asian="normal" style:font-style-complex="normal" style:font-weight-complex="normal"/>
    </style:style>
    <style:style style:name="T3" style:family="text">
      <style:text-properties fo:font-variant="normal" fo:text-transform="none" fo:color="#252525" fo:letter-spacing="normal" fo:font-style="normal" fo:font-weight="normal" officeooo:rsid="0002a382" style:font-style-asian="normal" style:font-weight-asian="normal" style:font-style-complex="normal" style:font-weight-complex="normal"/>
    </style:style>
    <style:style style:name="T4" style:family="text">
      <style:text-properties fo:font-variant="normal" fo:text-transform="none" fo:color="#252525" fo:letter-spacing="normal" fo:font-style="normal" fo:font-weight="normal" officeooo:rsid="0003b972" style:font-style-asian="normal" style:font-weight-asian="normal" style:font-style-complex="normal" style:font-weight-complex="normal"/>
    </style:style>
    <style:style style:name="T5" style:family="text">
      <style:text-properties fo:font-variant="normal" fo:text-transform="none" fo:color="#252525" fo:letter-spacing="normal" fo:font-style="normal" fo:font-weight="normal" officeooo:rsid="00062859" style:font-style-asian="normal" style:font-weight-asian="normal" style:font-style-complex="normal" style:font-weight-complex="normal"/>
    </style:style>
    <style:style style:name="T6" style:family="text">
      <style:text-properties fo:font-variant="normal" fo:text-transform="none" fo:color="#252525" fo:letter-spacing="normal" fo:font-style="normal" fo:font-weight="normal" officeooo:rsid="0007c471" style:font-style-asian="normal" style:font-weight-asian="normal" style:font-style-complex="normal" style:font-weight-complex="normal"/>
    </style:style>
    <style:style style:name="T7" style:family="text">
      <style:text-properties fo:font-variant="normal" fo:text-transform="none" fo:color="#252525" fo:letter-spacing="normal" fo:font-style="normal" fo:font-weight="normal" officeooo:rsid="0000f578" style:font-size-asian="10.5pt" style:font-style-asian="normal" style:font-weight-asian="normal" style:font-size-complex="12pt" style:font-style-complex="normal" style:font-weight-complex="normal"/>
    </style:style>
    <style:style style:name="T8" style:family="text">
      <style:text-properties fo:font-variant="normal" fo:text-transform="none" fo:color="#252525" fo:font-size="14pt" fo:letter-spacing="normal" fo:font-style="normal" style:font-size-asian="14pt" style:font-style-asian="normal" style:font-size-complex="14pt" style:font-style-complex="normal"/>
    </style:style>
    <style:style style:name="T9" style:family="text">
      <style:text-properties fo:font-variant="normal" fo:text-transform="none" fo:color="#252525" fo:font-size="14pt" fo:letter-spacing="normal" fo:font-style="normal" officeooo:rsid="0000f578" style:font-size-asian="14pt" style:font-style-asian="normal" style:font-size-complex="14pt" style:font-style-complex="normal"/>
    </style:style>
    <style:style style:name="T10" style:family="text">
      <style:text-properties fo:font-size="14pt" officeooo:rsid="0000f578" style:font-size-asian="14pt" style:font-size-complex="14pt"/>
    </style:style>
    <style:style style:name="T11" style:family="text">
      <style:text-properties officeooo:rsid="0007c471"/>
    </style:style>
    <style:style style:name="T12" style:family="text">
      <style:text-properties officeooo:rsid="000d3c5f"/>
    </style:style>
    <style:style style:name="T13" style:family="text">
      <style:text-properties officeooo:rsid="000f36f2"/>
    </style:style>
    <style:style style:name="T14" style:family="text">
      <style:text-properties officeooo:rsid="0010b0c8"/>
    </style:style>
    <style:style style:name="T15" style:family="text">
      <style:text-properties officeooo:rsid="0012a735"/>
    </style:style>
    <style:style style:name="T16" style:family="text">
      <style:text-properties style:font-name="Arial"/>
    </style:style>
    <style:style style:name="T17" style:family="text">
      <style:text-properties style:font-name="Arial" fo:font-size="14pt" style:font-size-asian="12.25pt" style:font-size-complex="14pt"/>
    </style:style>
    <style:style style:name="T18" style:family="text">
      <style:text-properties officeooo:rsid="0016d6f1"/>
    </style:style>
    <style:style style:name="T19" style:family="text">
      <style:text-properties officeooo:rsid="001792f1"/>
    </style:style>
    <style:style style:name="T20" style:family="text">
      <style:text-properties officeooo:rsid="001973a3"/>
    </style:style>
    <style:style style:name="T21" style:family="text">
      <style:text-properties officeooo:rsid="001a69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0">PROPUESTA DE CREACIÓN DE UN SISTEMA CRM (C</text:span><text:span text:style-name="T8">USTOMER RELATIONSHIP MANAGEMENT</text:span><text:span text:style-name="T9">) INTEGRADO A <text:s/>LA VENTA Y ARRENDAMIENTO DE INMUEBLES</text:span></text:p>
      <text:p text:style-name="P3"/>
      <text:h text:style-name="Heading_20_1" text:outline-level="1">Introducción</text:h>
      <text:p text:style-name="P4"/>
      <text:p text:style-name="Standard"><text:span text:style-name="T7">La Constructora JYP es u</text:span><text:span text:style-name="T1">na empresa dedicada a la construcción y comercialización de obras civiles y de vivienda.</text:span><text:span text:style-name="T2"> </text:span><text:span text:style-name="T3">Empresa reconocida en el mercado por trabajar sus proyectos bajos estándares de alta calidad y entre otros abarcando políticas de sostenibilidad buscando la máxima satisfacción de sus clientes.</text:span></text:p>
      <text:p text:style-name="P5"/>
      <text:p text:style-name="P1"><text:span text:style-name="T1">El documento que se desarrolla a continuación contiene las especificaciones técnicas, análisis, diseño, desarrollo e </text:span><text:span text:style-name="T4">implementación</text:span><text:span text:style-name="T1"> <text:s/>de un CRM que se integre al proceso de ventas de inmuebles, que permita tanto a usuario como </text:span><text:span text:style-name="T4">la</text:span><text:span text:style-name="T1"> empresa tener una comunicación mas directa en que cada una de las partes, apoya</text:span><text:span text:style-name="T4">ndo</text:span><text:span text:style-name="T1"> de diversas maneras a que los procesos dentro del área inmobiliaria </text:span><text:span text:style-name="T4">s</text:span><text:span text:style-name="T1">ean ágiles y que esta contribuya a controlar los progresos de cada venta de un inmueble en las diferentes etapas del proceso y así mismo generar diferentes datos </text:span><text:span text:style-name="T4">que se transformen en</text:span><text:span text:style-name="T1"> información para la toma de decisiones dentro del área.</text:span></text:p>
      <text:p text:style-name="P6"/>
      <text:p text:style-name="P2"><text:span text:style-name="T1">Con el propósito de que el CRM se integre dentro de la empresa, la construcción e implementación de esta se realizara mediante fases, cuyas características se </text:span><text:span text:style-name="T6">constituirán</text:span><text:span text:style-name="T1"> en funcionalidades </text:span><text:span text:style-name="T5">del sistema y puesta en marcha dentro del área. En cada una de estas fases se realizara capacitación del personal, y cuya disposición se hará por cada una de las partes, tomando como datos día y hora.</text:span></text:p>
      <text:p text:style-name="P7"/>
      <text:p text:style-name="P7"/>
      <text:p text:style-name="P6"/>
      <text:p text:style-name="P6"/>
      <text:p text:style-name="P8"/>
      <text:p text:style-name="P4"><text:soft-page-break/></text:p>
      <text:h text:style-name="P25" text:outline-level="1">Software a la Medida</text:h>
      <text:p text:style-name="Standard">El software a la medida es también conocido como software personalizado. El software personalizado es aquel que ha sido desarrollado para un usuario u organización especifica, basado en las necesidades de los usuarios que utilizaran la aplicación y cumpliendo con características especificas.</text:p>
      <text:p text:style-name="Standard"/>
      <text:p text:style-name="Standard">Tiene como propósito suplir las necesidades especificas de área dentro de un<text:span text:style-name="T12">a</text:span> organización empresarial, <text:span text:style-name="T12">permitiendo agilizar <text:s/>y automatizar en muchos casos tareas.</text:span></text:p>
      <text:p text:style-name="P10"/>
      <text:h text:style-name="P26" text:outline-level="1">CRM</text:h>
      <text:p text:style-name="Standard">La definición de CRM ( Customer Relationship Management ) engloba 2 conceptos, el pri<text:span text:style-name="T15">m</text:span>ero hace referencia a la estrategia de negocio orientada y focalizada hacia el cliente, y la segunda hace referencia a la utilización de aplicaciones de software y hardware que permitan procesamiento y análisis de datos que <text:span text:style-name="T11">retro-alimente</text:span> la estrategia de negocio.</text:p>
      <text:p text:style-name="Standard"/>
      <text:p text:style-name="P9">El <text:span text:style-name="T11">propósito</text:span> de su uso es permitir entre otras cosas, tener una comunicación directa con el cliente, <text:span text:style-name="T11">permitiéndole</text:span> <text:span text:style-name="T11">así</text:span> conocer necesidades, <text:span text:style-name="T11">aumentado el grado de satisfacción, <text:s/>incrementando su fidelidad a la empresa e incrementando la rentabilidad o beneficios del cliente a la empresa, mediante el análisis de las informaciones extraídas por los clientes desde los diferentes canales o medios de comunicación.</text:span></text:p>
      <text:p text:style-name="Standard"/>
      <text:h text:style-name="Heading_20_2" text:outline-level="2">CRM <text:span text:style-name="T13">a la Medida</text:span></text:h>
      <text:p text:style-name="Standard">Un CRM a la medida es software construido bajo los requerimientos que necesita la empresa, las necesidades de información son el principal objetivo a satisfacer; <text:span text:style-name="T14">esta información se recolecta a través de los datos propios de la actividad comercial de la empresa, que a su vez, alimenta procesos de obtención de datos para la toma de decisiones.</text:span></text:p>
      <text:p text:style-name="Standard"/>
      <text:p text:style-name="Standard"/>
      <text:p text:style-name="P11"><text:soft-page-break/>De acuerdo a las necesidades de la empresa, y de los objetivos a cumplir, el software se crea bajo la premisa de cumplir cada uno de los objetivos a cumplir.</text:p>
      <text:p text:style-name="P11"/>
      <text:h text:style-name="P27" text:outline-level="1">Fases de implementación</text:h>
      <text:p text:style-name="Standard">Como se menciono con anterioridad <text:span text:style-name="T18">la implementación de este proyecto se realizara por fases, de acuerdo a las necesidades y prioridades de la empresa. A continuación se especifica en rasgos generales las diferentes fases y características de cada una así como el tiempo que tomara el equipo de desarrollo en implementar dicha fase. <text:s/>Cada una de las fases tiene sus proceso de análisis, diseño, <text:s/>desarrollo y pruebas.</text:span></text:p>
      <text:p text:style-name="Standard"/>
      <text:h text:style-name="P30" text:outline-level="2">Fase de <text:span text:style-name="T18">implementación</text:span> 1 - <text:span text:style-name="T19">Construcción de un Sistema de Información para el área de Ventas (Tiempo de implementación 2 a 3 Meses)</text:span></text:h>
      <text:p text:style-name="P13">Desarrollo y cambio de la plataforma del proceso de ventas actualmente construida implementada, esto con el propósito de brindar una plataforma que utilice diferentes herramientas actuales de software y que brinde soporte a las diferentes demandas que se encuentran en el momento de <text:span text:style-name="T19">el inicio de un proceso de venta de un inmueble; con ello se responda a las necesidades de la empresa de mantener una información actualizada que le permita tomar decisiones en futuros proyectos que se desarrollen en la empresa.</text:span></text:p>
      <text:p text:style-name="P13"/>
      <text:h text:style-name="Heading_20_2" text:outline-level="2">Fase de <text:span text:style-name="T19">implementación</text:span> 2 <text:span text:style-name="T19">Migración de Datos (1 Mes)</text:span></text:h>
      <text:p text:style-name="Standard">En esta fase se iniciara una vez finalizada la fase anterior, esto con la aprobación del cliente se dará inicio a la fase 2 que se concentrara en la migración de datos <text:span text:style-name="T19">de la antigua plataforma y la puesta en marcha de la nueva.</text:span></text:p>
      <text:p text:style-name="Standard"/>
      <text:h text:style-name="P30" text:outline-level="2">Fase de <text:span text:style-name="T19">implementación</text:span> 3 - <text:span text:style-name="T19">Construcción</text:span> de CRM integrado al proceso de Ventas de inmuebles <text:span text:style-name="T20">(3 Meses)</text:span></text:h>
      <text:h text:style-name="P23" text:outline-level="2"><text:span text:style-name="T19">Esta fase tiene como base la plataforma construida en la fase 1, desde allí se implementar un CRM que se integre al proceso comercial de la empresa, de tal manera que se integren </text:span><text:soft-page-break/><text:span text:style-name="T19">características propias de un CRM brindado información que sea de utilidad para el área, información estadística de diversos item de valor y prioridad definidos por la empresa, y control sobre la venta de inmuebles por proyecto y actualizados en linea, control sobre las ventas realizadas por cada uno de los asesores comerciales, control sobre el arrendamiento de locales comerciales y entre otras características que deben ser definidos por el usuario.</text:span></text:h>
      <text:h text:style-name="P24" text:outline-level="2">Una de las características principales de un CRM es tener una relación mas directa con los cliente, se brindara un área exclusiva para los clientes, donde ellos podrán ver el estado de la adquisición del inmueble, subir documentos requeridos para la adquisición del inmueble, así como descargar contratos de promesa de compra-venta y otras funcionalidades que el cliente disponga y crea pertinentes para el área de clientes.</text:h>
      <text:h text:style-name="Heading_20_2" text:outline-level="2">Fase de Soporte (8 Meses)</text:h>
      <text:p text:style-name="Standard">Esta fase es exclusiva para brindar soporte ante errores de programación que puedan existir dentro de la plataforma. <text:span text:style-name="T20">El soporte se dará exclusivamente a los siguientes componentes:</text:span></text:p>
      <text:list xml:id="list5041015624133611321" text:style-name="L1">
        <text:list-item>
          <text:p text:style-name="P14">Errores de programación detectados por el clientes</text:p>
        </text:list-item>
        <text:list-item>
          <text:p text:style-name="P14">Cambios mínimos el lógica de programación</text:p>
        </text:list-item>
        <text:list-item>
          <text:p text:style-name="P14">Servicio de capacitación del personal</text:p>
        </text:list-item>
      </text:list>
      <text:p text:style-name="P15"/>
      <text:h text:style-name="P28" text:outline-level="1"><text:span text:style-name="T17">Especificaciones</text:span><text:span text:style-name="T16"> </text:span><text:span text:style-name="T17">Técnicas</text:span></text:h>
      <text:list xml:id="list1965642838710462339" text:style-name="L2">
        <text:list-item>
          <text:p text:style-name="P18">Django como framework de desarrollo web escrito en lenguaje de <text:span text:style-name="T21">programación</text:span> python</text:p>
        </text:list-item>
        <text:list-item>
          <text:p text:style-name="P18">Lenguaje de <text:span text:style-name="T21">programación</text:span> Python</text:p>
        </text:list-item>
        <text:list-item>
          <text:p text:style-name="P18">Diseño web responsivo, <text:span text:style-name="T21">el contenido mostrado en pantalla se adapta al dispositivo quien lo demanda, tablets, celulares etc.</text:span></text:p>
        </text:list-item>
        <text:list-item>
          <text:p text:style-name="P19">HTML5, lenguaje de etiquetado moderno</text:p>
        </text:list-item>
        <text:list-item>
          <text:p text:style-name="P19">Javascript</text:p>
        </text:list-item>
        <text:list-item>
          <text:p text:style-name="P19">Jquery</text:p>
        </text:list-item>
        <text:list-item>
          <text:p text:style-name="P19">Css3</text:p>
        </text:list-item>
        <text:list-item>
          <text:p text:style-name="P20"><text:soft-page-break/>Ajax</text:p>
        </text:list-item>
      </text:list>
      <text:p text:style-name="P21"/>
      <text:h text:style-name="P29" text:outline-level="1">Entregables</text:h>
      <text:p text:style-name="P16">Los entregables a la empresa serian las siguientes:</text:p>
      <text:list xml:id="list1721824860693609527" text:style-name="L3">
        <text:list-item>
          <text:p text:style-name="P17">Plataforma web en funcionamiento</text:p>
        </text:list-item>
        <text:list-item>
          <text:p text:style-name="P17">Bodigo fuente de la plataforma web Cabe anotar que todos los derechos de uso y comercialización de la Plataforma serán de uso exclusivo de Constructora JYP</text:p>
        </text:list-item>
        <text:list-item>
          <text:p text:style-name="P17">Documentación técnica de la plataforma</text:p>
        </text:list-item>
        <text:list-item>
          <text:p text:style-name="P17">Documentación guía del usuario para el Asesor Comercial</text:p>
        </text:list-item>
        <text:list-item>
          <text:p text:style-name="P17">Documentación guía del usuario para Gerente de Ventas</text:p>
        </text:list-item>
      </text:list>
      <text:p text:style-name="P16"/>
      <text:h text:style-name="P29" text:outline-level="1">Costo</text:h>
      <table:table table:name="Tabla1" table:style-name="Tabla1">
        <table:table-column table:style-name="Tabla1.A" table:number-columns-repeated="2"/>
        <table:table-row>
          <table:table-cell table:style-name="Tabla1.A1" office:value-type="string">
            <text:p text:style-name="P31">Descripcion</text:p>
          </table:table-cell>
          <table:table-cell table:style-name="Tabla1.B1" office:value-type="string">
            <text:p text:style-name="P31">Costo</text:p>
          </table:table-cell>
        </table:table-row>
        <table:table-row>
          <table:table-cell table:style-name="Tabla1.A2" office:value-type="string">
            <text:p text:style-name="P31">Fase I de implementación</text:p>
          </table:table-cell>
          <table:table-cell table:style-name="Tabla1.B2" office:value-type="string">
            <text:p text:style-name="Table_20_Contents"/>
          </table:table-cell>
        </table:table-row>
        <table:table-row>
          <table:table-cell table:style-name="Tabla1.A2" office:value-type="string">
            <text:p text:style-name="P31">Fase II de implementación</text:p>
          </table:table-cell>
          <table:table-cell table:style-name="Tabla1.B2" office:value-type="string">
            <text:p text:style-name="Table_20_Contents"/>
          </table:table-cell>
        </table:table-row>
        <table:table-row>
          <table:table-cell table:style-name="Tabla1.A2" office:value-type="string">
            <text:p text:style-name="P31">Fase III de implementación</text:p>
          </table:table-cell>
          <table:table-cell table:style-name="Tabla1.B2" office:value-type="string">
            <text:p text:style-name="Table_20_Contents"/>
          </table:table-cell>
        </table:table-row>
        <table:table-row>
          <table:table-cell table:style-name="Tabla1.A2" office:value-type="string">
            <text:p text:style-name="P31">Fase IV de implementación</text:p>
          </table:table-cell>
          <table:table-cell table:style-name="Tabla1.B2" office:value-type="string">
            <text:p text:style-name="Table_20_Contents"/>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Cantarell" svg:font-family="Cantarel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ntarell1" svg:font-family="Cantarel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text-properties style:font-name="Arial" fo:font-family="Arial" style:font-family-generic="swiss"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style:page-number="auto" style:shadow="none">
        <style:tab-stops/>
      </style:paragraph-properties>
      <style:text-properties style:font-name="Arial1" fo:font-family="Arial" style:font-style-name="Negrita" style:font-family-generic="swiss" style:font-pitch="variable" fo:font-size="11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Negrita" style:font-family-generic="swiss" style:font-pitch="variable" fo:font-size="9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4.44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7.30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9.52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2.06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14.92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17.14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9.68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22.5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Trujillo</meta:initial-creator>
    <meta:creation-date>2015-09-15T16:19:38.190504382</meta:creation-date>
    <dc:date>2015-09-19T11:46:44.852047803</dc:date>
    <dc:creator>Danny Trujillo</dc:creator>
    <meta:editing-duration>PT3H15M27S</meta:editing-duration>
    <meta:editing-cycles>12</meta:editing-cycles>
    <meta:generator>LibreOffice/5.0.1.2$Linux_X86_64 LibreOffice_project/00m0$Build-2</meta:generator>
    <meta:document-statistic meta:table-count="1" meta:image-count="0" meta:object-count="0" meta:page-count="5" meta:paragraph-count="51" meta:word-count="1112" meta:character-count="6911" meta:non-whitespace-character-count="5860"/>
  </office:meta>
</office:document-meta>
</file>